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a9df" officeooo:paragraph-rsid="000aa9df"/>
    </style:style>
    <style:style style:name="P2" style:family="paragraph" style:parent-style-name="Standard" style:list-style-name="L1">
      <style:text-properties officeooo:paragraph-rsid="000aa9d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a9df" officeooo:paragraph-rsid="000aa9df" style:font-weight-asian="bold" style:font-weight-complex="bold"/>
    </style:style>
    <style:style style:name="P4" style:family="paragraph" style:parent-style-name="Standard">
      <style:text-properties style:text-underline-style="none" officeooo:rsid="000aa9df" officeooo:paragraph-rsid="000aa9df"/>
    </style:style>
    <style:style style:name="T1" style:family="text">
      <style:text-properties officeooo:rsid="000aa9d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a9df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M : Cryptographie Symétrique</text:p>
      <text:p text:style-name="P1"/>
      <text:list xml:id="list739100566" text:style-name="L1">
        <text:list-item>
          <text:p text:style-name="P2"><text:span text:style-name="T1"><text:s/></text:span><text:span text:style-name="T3">Générateur de type Geffe pour le chiffrement à flot :</text:span></text:p>
        </text:list-item>
      </text:list>
      <text:p text:style-name="P4">1) Pour exécuter le code il faut taper la commande « make », puis entrer le nombre de tours désirés et la clef K (trois entiers compris entre 1 et 65 535.</text:p>
      <text:p text:style-name="P4"/>
      <text:p text:style-name="P4">2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8:22:38.303275855</meta:creation-date>
    <dc:date>2021-09-02T18:29:35.492303548</dc:date>
    <meta:editing-duration>PT7M</meta:editing-duration>
    <meta:editing-cycles>1</meta:editing-cycles>
    <meta:document-statistic meta:table-count="0" meta:image-count="0" meta:object-count="0" meta:page-count="1" meta:paragraph-count="4" meta:word-count="48" meta:character-count="241" meta:non-whitespace-character-count="197"/>
    <meta:generator>LibreOffice/7.0.4.2$Linux_X86_64 LibreOffice_project/00$Build-2</meta:generator>
  </office:meta>
</office:document-meta>
</file>